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11" calcext:value-type="float">
            <text:p>611</text:p>
          </table:table-cell>
          <table:table-cell table:style-name="ce11" table:formula="of:=[.B2]" office:value-type="float" office:value="611" calcext:value-type="float">
            <text:p>611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84967.1875" calcext:value-type="float">
            <text:p>84967.187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110" calcext:value-type="float">
            <text:p>611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2.444" calcext:value-type="float">
            <text:p>2.444</text:p>
          </table:table-cell>
          <table:table-cell table:style-name="ce15" table:formula="of:=1%*(1+[.N15])/60" office:value-type="percentage" office:value="0.0004" calcext:value-type="percentage">
            <text:p>0.0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0.125" calcext:value-type="percentage">
            <text:p>1012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6500" calcext:value-type="float">
            <text:p>650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9.20833333333336" calcext:value-type="float">
            <text:p>9.20833333333336</text:p>
          </table:table-cell>
          <table:table-cell table:style-name="ce15" table:formula="of:=2%/60+[.C7]/10000/60" office:value-type="percentage" office:value="0.00141666666666667" calcext:value-type="percentage">
            <text:p>0.1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4]*(1+[.T15])" office:value-type="float" office:value="3437.5" calcext:value-type="float">
            <text:p>3437.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8.375" calcext:value-type="percentage">
            <text:p>83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43.3333333333334" calcext:value-type="float">
            <text:p>43.3333333333334</text:p>
          </table:table-cell>
          <table:table-cell table:style-name="ce15" table:formula="of:=([.R3]-1%/60)*(4+[.B28]*3%)+(1%/60)" office:value-type="percentage" office:value="0.00666666666666667" calcext:value-type="percentage">
            <text:p>0.6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5]*(1+[.W15])" office:value-type="float" office:value="1550" calcext:value-type="float">
            <text:p>1550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5" calcext:value-type="percentage">
            <text:p>25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6]" office:value-type="float" office:value="600" calcext:value-type="float">
            <text:p>60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45" calcext:value-type="percentage">
            <text:p>84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650" calcext:value-type="float">
            <text:p>650</text:p>
          </table:table-cell>
          <table:table-cell table:style-name="ce11" table:formula="of:=[.B7]" office:value-type="float" office:value="650" calcext:value-type="float">
            <text:p>650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7973.75" calcext:value-type="float">
            <text:p>67973.75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84967.1875" calcext:value-type="float">
            <text:p>84967.18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101960.625" calcext:value-type="float">
            <text:p>101960.62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0.125" calcext:value-type="percentage">
            <text:p>1012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8.375" calcext:value-type="percentage">
            <text:p>83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5" calcext:value-type="percentage">
            <text:p>25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0.125" calcext:value-type="percentage">
            <text:p>1012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45" calcext:value-type="percentage">
            <text:p>84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875" calcext:value-type="percentage">
            <text:p>58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875" calcext:value-type="percentage">
            <text:p>28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8.375" calcext:value-type="percentage">
            <text:p>83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5" calcext:value-type="percentage">
            <text:p>250.0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6" calcext:value-type="percentage">
            <text:p>60.00%</text:p>
          </table:table-cell>
          <table:table-cell table:style-name="ce14" table:formula="of:=[.K18]" office:value-type="percentage" office:value="3" calcext:value-type="percentage">
            <text:p>30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3" calcext:value-type="percentage">
            <text:p>30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3" calcext:value-type="percentage">
            <text:p>300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3" calcext:value-type="percentage">
            <text:p>300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75" calcext:value-type="percentage">
            <text:p>97.50%</text:p>
          </table:table-cell>
          <table:table-cell table:style-name="ce14" table:formula="of:=[.Q20]" office:value-type="percentage" office:value="4.875" calcext:value-type="percentage">
            <text:p>487.5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875" calcext:value-type="percentage">
            <text:p>487.5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75" calcext:value-type="percentage">
            <text:p>57.50%</text:p>
          </table:table-cell>
          <table:table-cell table:style-name="ce14" table:formula="of:=[.K22]" office:value-type="percentage" office:value="2.875" calcext:value-type="percentage">
            <text:p>287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875" calcext:value-type="percentage">
            <text:p>287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875" calcext:value-type="percentage">
            <text:p>287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875" calcext:value-type="percentage">
            <text:p>287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875" calcext:value-type="percentage">
            <text:p>287.5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5" calcext:value-type="percentage">
            <text:p>85.00%</text:p>
          </table:table-cell>
          <table:table-cell table:style-name="ce14" table:formula="of:=[.K23]" office:value-type="percentage" office:value="4.25" calcext:value-type="percentage">
            <text:p>425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.25" calcext:value-type="percentage">
            <text:p>425.0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5" calcext:value-type="percentage">
            <text:p>50.00%</text:p>
          </table:table-cell>
          <table:table-cell table:style-name="ce14" table:formula="of:=[.Z24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5" calcext:value-type="percentage">
            <text:p>25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5" calcext:value-type="percentage">
            <text:p>25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5" calcext:value-type="percentage">
            <text:p>50.00%</text:p>
          </table:table-cell>
          <table:table-cell table:style-name="ce14" table:formula="of:=[.AI25]" office:value-type="percentage" office:value="2.5" calcext:value-type="percentage">
            <text:p>25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5" calcext:value-type="percentage">
            <text:p>25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715" calcext:value-type="percentage">
            <text:p>71.50%</text:p>
          </table:table-cell>
          <table:table-cell table:style-name="ce14" table:formula="of:=[.Q26]" office:value-type="percentage" office:value="3.575" calcext:value-type="percentage">
            <text:p>357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575" calcext:value-type="percentage">
            <text:p>357.5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20:32.0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01:24:58.847000000</dc:date>
    <meta:generator>LibreOffice/7.0.5.2$Windows_X86_64 LibreOffice_project/64390860c6cd0aca4beafafcfd84613dd9dfb63a</meta:generator>
    <meta:editing-duration>PT2H44M4S</meta:editing-duration>
    <meta:editing-cycles>28</meta:editing-cycles>
    <meta:document-statistic meta:table-count="1" meta:cell-count="221" meta:object-count="0"/>
    <meta:user-defined meta:name="AppVersion">16.0300</meta:user-defined>
  </office:meta>
</office:document-meta>
</file>